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March 9, 2022 (10:17:0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9T15:17:13Z</meta:creation-date>
    <dc:date>2022-03-09T15:17:13Z</dc:date>
    <meta:user-defined meta:name="date" meta:value-type="string">March   9, 2022 (10:17:0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